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solid" draw:fill="none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4cm" svg:height="1.7cm" svg:x="1.6cm" svg:y="7cm">
          <text:p text:style-name="P1">init/main.c/</text:p>
          <text:p text:style-name="P1">start_kernel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5cm" svg:x="1.9cm" svg:y="10.3cm">
          <text:p text:style-name="P1">vfs_caches_ini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1.8cm" svg:y="12.9cm">
          <text:p text:style-name="P1">rest_init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8cm" svg:y1="8.8cm" svg:x2="3.8cm" svg:y2="10.4cm">
          <text:p/>
        </draw:line>
        <draw:line draw:style-name="gr3" draw:text-style-name="P1" draw:layer="layout" svg:x1="7.1cm" svg:y1="11.1cm" svg:x2="14.8cm" svg:y2="11cm">
          <text:p/>
        </draw:line>
        <draw:line draw:style-name="gr2" draw:text-style-name="P1" draw:layer="layout" svg:x1="3.85cm" svg:y1="11.499cm" svg:x2="3.85cm" svg:y2="13.099cm">
          <text:p/>
        </draw:line>
        <draw:g>
          <draw:custom-shape draw:style-name="gr1" draw:text-style-name="P1" draw:layer="layout" svg:width="4.4cm" svg:height="1.7cm" svg:x="14.8cm" svg:y="10.2cm">
            <text:p text:style-name="P1">mnt_init(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cm" svg:height="1.7cm" svg:x="14.9cm" svg:y="15.6cm">
            <text:p text:style-name="P1">init_rootfs(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cm" svg:height="1.7cm" svg:x="14.7cm" svg:y="13cm">
            <text:p text:style-name="P1">sysfs_init()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4cm" svg:height="1.7cm" svg:x="14.8cm" svg:y="18.2cm">
            <text:p text:style-name="P1">init_mount_tree()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6.9cm" svg:y1="11.598cm" svg:x2="16.9cm" svg:y2="13.198cm">
            <text:p/>
          </draw:line>
          <draw:line draw:style-name="gr2" draw:text-style-name="P1" draw:layer="layout" svg:x1="16.85cm" svg:y1="14.397cm" svg:x2="16.85cm" svg:y2="15.997cm">
            <text:p/>
          </draw:line>
          <draw:line draw:style-name="gr2" draw:text-style-name="P1" draw:layer="layout" svg:x1="16.9cm" svg:y1="16.796cm" svg:x2="16.9cm" svg:y2="18.396cm">
            <text:p/>
          </draw:line>
        </draw:g>
        <draw:line draw:style-name="gr3" draw:text-style-name="P1" draw:layer="layout" svg:x1="5.899cm" svg:y1="13.85cm" svg:x2="8.2cm" svg:y2="13.8cm">
          <text:p/>
        </draw:line>
        <draw:custom-shape draw:style-name="gr1" draw:text-style-name="P1" draw:layer="layout" svg:width="4.4cm" svg:height="1.7cm" svg:x="8.5cm" svg:y="12.9cm">
          <text:p text:style-name="P1">kernel_init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9cm" svg:y="15.6cm">
          <text:p text:style-name="P1">do_basic_setup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8.461cm" svg:y="18.3cm">
          <text:p text:style-name="P1">do_initcalls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9.061cm" svg:y="20.7cm">
          <text:p text:style-name="P1">populate_rootfs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cm" svg:y1="14.298cm" svg:x2="10.6cm" svg:y2="15.898cm">
          <text:p/>
        </draw:line>
        <draw:line draw:style-name="gr2" draw:text-style-name="P1" draw:layer="layout" svg:x1="10.55cm" svg:y1="16.897cm" svg:x2="10.55cm" svg:y2="18.497cm">
          <text:p/>
        </draw:line>
        <draw:line draw:style-name="gr2" draw:text-style-name="P1" draw:layer="layout" svg:x1="10.5cm" svg:y1="19.496cm" svg:x2="10.5cm" svg:y2="21.096cm">
          <text:p/>
        </draw:line>
        <draw:custom-shape draw:style-name="gr4" draw:text-style-name="P1" draw:layer="layout" svg:width="6.2cm" svg:height="11.4cm" svg:x="1.1cm" svg:y="6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1.7cm" svg:x="1.6cm" svg:y="15.8cm">
          <text:p text:style-name="P1">ini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14.298cm" svg:x2="3.9cm" svg:y2="15.898cm">
          <text:p/>
        </draw:line>
        <draw:custom-shape draw:style-name="gr4" draw:text-style-name="P1" draw:layer="layout" svg:width="18.901cm" svg:height="16.501cm" svg:x="1.099cm" svg:y="6.29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0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4T18:49:03</meta:creation-date>
    <dc:date>2014-01-04T21:17:28</dc:date>
    <meta:editing-duration>PT1H43M6S</meta:editing-duration>
    <meta:editing-cycles>38</meta:editing-cycles>
    <meta:generator>LibreOffice/3.5$Linux_x86 LibreOffice_project/350m1$Build-2</meta:generator>
    <meta:document-statistic meta:object-count="26"/>
  </office:meta>
</office:document-meta>
</file>